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1.542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2.286cm"/>
    </style:style>
    <style:style style:name="co16" style:family="table-column">
      <style:table-column-properties fo:break-before="auto" style:column-width="2.281cm"/>
    </style:style>
    <style:style style:name="co17" style:family="table-column">
      <style:table-column-properties fo:break-before="auto" style:column-width="3.048cm"/>
    </style:style>
    <style:style style:name="co18" style:family="table-column">
      <style:table-column-properties fo:break-before="auto" style:column-width="2.61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transparent_5f_fiat" style:data-style-name="N114"/>
    <style:style style:name="ce40" style:family="table-cell" style:parent-style-name="transparent_5f_crypto">
      <style:table-cell-properties fo:background-color="transparent"/>
    </style:style>
    <style:style style:name="ce44" style:family="table-cell" style:parent-style-name="transparent_5f_border_5f_fiat" style:data-style-name="N114"/>
    <style:style style:name="ce45" style:family="table-cell" style:parent-style-name="taxable_5f_event_5f_fiat" style:data-style-name="N114"/>
    <style:style style:name="ce46" style:family="table-cell" style:parent-style-name="taxable_5f_event_5f_border_5f_fiat" style:data-style-name="N114"/>
    <style:style style:name="ce47" style:family="table-cell" style:parent-style-name="taxable_5f_event_5f_alt_5f_fiat" style:data-style-name="N114"/>
    <style:style style:name="ce48" style:family="table-cell" style:parent-style-name="taxable_5f_event_5f_alt_5f_border_5f_fiat" style:data-style-name="N114"/>
    <style:style style:name="ce49" style:family="table-cell" style:parent-style-name="acquired_5f_lot_5f_fiat" style:data-style-name="N114"/>
    <style:style style:name="ce50" style:family="table-cell" style:parent-style-name="acquired_5f_lot_5f_border_5f_fiat" style:data-style-name="N114"/>
    <style:style style:name="ce51" style:family="table-cell" style:parent-style-name="acquired_5f_lot_5f_alt_5f_fiat" style:data-style-name="N114"/>
    <style:style style:name="ce52" style:family="table-cell" style:parent-style-name="acquired_5f_lot_5f_alt_5f_border_5f_fiat" style:data-style-name="N114"/>
    <style:style style:name="ce53" style:family="table-cell" style:parent-style-name="highlighted_5f_fiat" style:data-style-name="N114"/>
    <style:style style:name="ce54" style:family="table-cell" style:parent-style-name="highlighted_5f_border_5f_fiat" style:data-style-name="N114"/>
    <style:style style:name="ce55" style:family="table-cell" style:parent-style-name="taxable_5f_event_5f_note_5f_fiat" style:data-style-name="N114"/>
    <style:style style:name="ce56" style:family="table-cell" style:parent-style-name="taxable_5f_event_5f_note_5f_border_5f_fiat" style:data-style-name="N114"/>
    <style:style style:name="ce57" style:family="table-cell" style:parent-style-name="acquired_5f_lot_5f_note_5f_fiat" style:data-style-name="N114"/>
    <style:style style:name="ce58" style:family="table-cell" style:parent-style-name="acquired_5f_lot_5f_note_5f_border_5f_fiat" style:data-style-name="N114"/>
    <style:style style:name="ce59" style:family="table-cell" style:parent-style-name="bold_5f_fiat" style:data-style-name="N114"/>
    <style:style style:name="ce60" style:family="table-cell" style:parent-style-name="bold_5f_border_5f_fiat" style:data-style-name="N114"/>
    <style:style style:name="ce6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  <style:style style:name="ce64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61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64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table:style-name="header_default" office:value-type="string">
            <text:p/>
          </table:table-cell>
          <table:table-cell table:style-name="header_default" office:value-type="string">
            <text:p/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Capital</text:p>
          </table:table-cell>
          <table:table-cell table:style-name="header_default" office:value-type="string">
            <text:p>Transaction</text:p>
          </table:table-cell>
          <table:table-cell table:style-name="header_default" office:value-type="string">
            <text:p>Crypto</text:p>
          </table:table-cell>
          <table:table-cell table:style-name="header_default" office:value-type="string">
            <text:p>EUR</text:p>
          </table:table-cell>
          <table:table-cell table:style-name="header_default" office:value-type="string">
            <text:p>EUR Total</text:p>
          </table:table-cell>
          <table:table-cell/>
        </table:table-row>
        <table:table-row table:style-name="ro2">
          <table:table-cell table:style-name="header_default" office:value-type="string">
            <text:p>Year</text:p>
          </table:table-cell>
          <table:table-cell table:style-name="header_default" office:value-type="string">
            <text:p>Asset</text:p>
          </table:table-cell>
          <table:table-cell table:style-name="header_default" office:value-type="string">
            <text:p>Gains</text:p>
          </table:table-cell>
          <table:table-cell table:style-name="header_default" office:value-type="string">
            <text:p>Gains Type</text:p>
          </table:table-cell>
          <table:table-cell table:style-name="header_default" office:value-type="string">
            <text:p>Type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Taxable Total</text:p>
          </table:table-cell>
          <table:table-cell table:style-name="header_default" office:value-type="string">
            <text:p>Cost Basis</text:p>
          </table:table-cell>
          <table:table-cell/>
        </table:table-row>
        <table:table-row table:style-name="ro2"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10049.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SELL&quot;)" table:style-name="transparent_default"/>
          <table:table-cell table:formula="=HYPERLINK(&quot;#BTC Tax.a43:z43&quot;; 2.01000000000)" table:style-name="transparent_crypto"/>
          <table:table-cell table:formula="=HYPERLINK(&quot;#BTC Tax.a43:z43&quot;; 40400.000000000000000)" table:style-name="transparent_fiat"/>
          <table:table-cell table:formula="=HYPERLINK(&quot;#BTC Tax.a43:z43&quot;; 30351.00000000000)" table:style-name="transparent_fiat"/>
          <table:table-cell/>
        </table:table-row>
        <table:table-row table:style-name="ro2">
          <table:table-cell table:formula="=HYPERLINK(&quot;#BTC Tax.a43:z43&quot;; 2021)" table:style-name="transparent_default"/>
          <table:table-cell table:formula="=HYPERLINK(&quot;#BTC Tax.a43:z43&quot;; &quot;BTC&quot;)" table:style-name="transparent_default"/>
          <table:table-cell table:formula="=HYPERLINK(&quot;#BTC Tax.a43:z43&quot;; 252.000000000000000000)" table:style-name="transparent_fiat"/>
          <table:table-cell table:formula="=HYPERLINK(&quot;#BTC Tax.a43:z43&quot;; &quot;SHORT&quot;)" table:style-name="transparent_default"/>
          <table:table-cell table:formula="=HYPERLINK(&quot;#BTC Tax.a43:z43&quot;; &quot;MOVE&quot;)" table:style-name="transparent_default"/>
          <table:table-cell table:formula="=HYPERLINK(&quot;#BTC Tax.a43:z43&quot;; 0.04000000000)" table:style-name="transparent_crypto"/>
          <table:table-cell table:formula="=HYPERLINK(&quot;#BTC Tax.a43:z43&quot;; 856.000000000000000000)" table:style-name="transparent_fiat"/>
          <table:table-cell table:formula="=HYPERLINK(&quot;#BTC Tax.a43:z43&quot;; 604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931.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SELL&quot;)" table:style-name="transparent_default"/>
          <table:table-cell table:formula="=HYPERLINK(&quot;#BTC Tax.a32:z32&quot;; 1.20000000000)" table:style-name="transparent_crypto"/>
          <table:table-cell table:formula="=HYPERLINK(&quot;#BTC Tax.a32:z32&quot;; 14440.00000000000000000)" table:style-name="transparent_fiat"/>
          <table:table-cell table:formula="=HYPERLINK(&quot;#BTC Tax.a32:z32&quot;; 13509.0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-11.0000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MOVE&quot;)" table:style-name="transparent_default"/>
          <table:table-cell table:formula="=HYPERLINK(&quot;#BTC Tax.a32:z32&quot;; 0.03000000000)" table:style-name="transparent_crypto"/>
          <table:table-cell table:formula="=HYPERLINK(&quot;#BTC Tax.a32:z32&quot;; 402.0000000000000000000)" table:style-name="transparent_fiat"/>
          <table:table-cell table:formula="=HYPERLINK(&quot;#BTC Tax.a32:z32&quot;; 413.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63000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INTEREST&quot;)" table:style-name="transparent_default"/>
          <table:table-cell table:formula="=HYPERLINK(&quot;#BTC Tax.a32:z32&quot;; 5.00000000000)" table:style-name="transparent_crypto"/>
          <table:table-cell table:formula="=HYPERLINK(&quot;#BTC Tax.a32:z32&quot;; 63000.000000000000000)" table:style-name="transparent_fiat"/>
          <table:table-cell table:formula="=HYPERLINK(&quot;#BTC Tax.a32:z32&quot;; 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59.0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GIFT&quot;)" table:style-name="transparent_default"/>
          <table:table-cell table:formula="=HYPERLINK(&quot;#BTC Tax.a32:z32&quot;; 5.00000000000)" table:style-name="transparent_crypto"/>
          <table:table-cell table:formula="=HYPERLINK(&quot;#BTC Tax.a32:z32&quot;; 71000.000000000000000)" table:style-name="transparent_fiat"/>
          <table:table-cell table:formula="=HYPERLINK(&quot;#BTC Tax.a32:z32&quot;; 63441.000000000000000)" table:style-name="transparent_fiat"/>
          <table:table-cell/>
        </table:table-row>
        <table:table-row>
          <table:table-cell table:formula="=HYPERLINK(&quot;#BTC Tax.a32:z32&quot;; 2020)" table:style-name="transparent_default"/>
          <table:table-cell table:formula="=HYPERLINK(&quot;#BTC Tax.a32:z32&quot;; &quot;BTC&quot;)" table:style-name="transparent_default"/>
          <table:table-cell table:formula="=HYPERLINK(&quot;#BTC Tax.a32:z32&quot;; 758.00000000000000)" table:style-name="transparent_fiat"/>
          <table:table-cell table:formula="=HYPERLINK(&quot;#BTC Tax.a32:z32&quot;; &quot;SHORT&quot;)" table:style-name="transparent_default"/>
          <table:table-cell table:formula="=HYPERLINK(&quot;#BTC Tax.a32:z32&quot;; &quot;DONATE&quot;)" table:style-name="transparent_default"/>
          <table:table-cell table:formula="=HYPERLINK(&quot;#BTC Tax.a32:z32&quot;; 3.79000000000)" table:style-name="transparent_crypto"/>
          <table:table-cell table:formula="=HYPERLINK(&quot;#BTC Tax.a32:z32&quot;; 54197.00000000000000)" table:style-name="transparent_fiat"/>
          <table:table-cell table:formula="=HYPERLINK(&quot;#BTC Tax.a32:z32&quot;; 53439.00000000000000)" table:style-name="transparent_fiat"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4:z14&quot;; &quot;2020-01-11 11:15:00+00:00&quot;)" table:style-name="taxable_event_default"/>
          <table:table-cell table:formula="=HYPERLINK(&quot;#BTC In-Out.a14:z14&quot;; &quot;OUT / SELL&quot;)" table:style-name="taxable_event_default"/>
          <table:table-cell table:formula="=HYPERLINK(&quot;#BTC In-Out.a14:z14&quot;; 1)" table:style-name="taxable_event_percent"/>
          <table:table-cell table:formula="=HYPERLINK(&quot;#BTC In-Out.a14:z14&quot;; 2240.00000000000000000)" table:style-name="highlighted_fiat"/>
          <table:table-cell table:formula="=HYPERLINK(&quot;#BTC In-Out.a14:z14&quot;; 11200.00000000000)" table:style-name="taxable_event_fiat"/>
          <table:table-cell table:formula="=HYPERLINK(&quot;#BTC In-Out.a14:z14&quot;; &quot;&quot;)" table:style-name="taxable_event_fiat"/>
          <table:table-cell table:formula="=HYPERLINK(&quot;#BTC In-Out.a14:z14&quot;; &quot;1/1: 0.20000000 of 0.2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2)" table:style-name="acquired_lot_percent"/>
          <table:table-cell table:formula="=HYPERLINK(&quot;#BTC In-Out.a4:z4&quot;; 2220.00000000000)" table:style-name="acquired_lot_fiat"/>
          <table:table-cell table:formula="=HYPERLINK(&quot;#BTC In-Out.a4:z4&quot;; 20.000000000000)" table:style-name="acquired_lot_fiat"/>
          <table:table-cell table:formula="=HYPERLINK(&quot;#BTC In-Out.a4:z4&quot;; 2220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4:z24&quot;; &quot;2020-01-21 18:33:14.342000+00:00&quot;)" table:style-name="taxable_event_alt_default"/>
          <table:table-cell table:formula="=HYPERLINK(&quot;#BTC In-Out.a24:z24&quot;; &quot;INTRA / MOVE&quot;)" table:style-name="taxable_event_alt_default"/>
          <table:table-cell table:formula="=HYPERLINK(&quot;#BTC In-Out.a24:z24&quot;; 1)" table:style-name="taxable_event_alt_percent"/>
          <table:table-cell table:formula="=HYPERLINK(&quot;#BTC In-Out.a24:z24&quot;; 114.0000000000000000000)" table:style-name="highlighted_fiat"/>
          <table:table-cell table:formula="=HYPERLINK(&quot;#BTC In-Out.a24:z24&quot;; 11400.00000000000)" table:style-name="taxable_event_alt_fiat"/>
          <table:table-cell table:formula="=HYPERLINK(&quot;#BTC In-Out.a24:z24&quot;; &quot;&quot;)" table:style-name="taxable_event_alt_fiat"/>
          <table:table-cell table:formula="=HYPERLINK(&quot;#BTC In-Out.a24:z24&quot;; &quot;1/1: 0.01000000 of 0.01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01)" table:style-name="acquired_lot_percent"/>
          <table:table-cell table:formula="=HYPERLINK(&quot;#BTC In-Out.a4:z4&quot;; 111.00000000000)" table:style-name="acquired_lot_fiat"/>
          <table:table-cell table:formula="=HYPERLINK(&quot;#BTC In-Out.a4:z4&quot;; 1.0000000000000)" table:style-name="acquired_lot_fiat"/>
          <table:table-cell table:formula="=HYPERLINK(&quot;#BTC In-Out.a4:z4&quot;; 111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5:z5&quot;; &quot;2020-02-01 11:18:00+00:00&quot;)" table:style-name="taxable_event_default"/>
          <table:table-cell table:formula="=HYPERLINK(&quot;#BTC In-Out.a5:z5&quot;; &quot;IN / INTEREST&quot;)" table:style-name="taxable_event_default"/>
          <table:table-cell table:formula="=HYPERLINK(&quot;#BTC In-Out.a5:z5&quot;; 1)" table:style-name="taxable_event_percent"/>
          <table:table-cell table:formula="=HYPERLINK(&quot;#BTC In-Out.a5:z5&quot;; 24000.000000000000000)" table:style-name="highlighted_fiat"/>
          <table:table-cell table:formula="=HYPERLINK(&quot;#BTC In-Out.a5:z5&quot;; 12000.00000000000)" table:style-name="taxable_event_fiat"/>
          <table:table-cell table:formula="=HYPERLINK(&quot;#BTC In-Out.a5:z5&quot;; &quot;&quot;)" table:style-name="taxable_event_fiat"/>
          <table:table-cell table:formula="=HYPERLINK(&quot;#BTC In-Out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79)" table:style-name="taxable_event_alt_percent"/>
          <table:table-cell table:formula="=HYPERLINK(&quot;#BTC In-Out.a15:z15&quot;; 9638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1/2: 0.79000000 of 1.00000000 BTC&quot;)" table:style-name="taxable_event_note_default"/>
          <table:table-cell table:formula="=HYPERLINK(&quot;#BTC In-Out.a4:z4&quot;; &quot;2020-01-01 08:41:00+00:00&quot;)" table:style-name="acquired_lot_default"/>
          <table:table-cell table:formula="=HYPERLINK(&quot;#BTC In-Out.a4:z4&quot;; 0.79)" table:style-name="acquired_lot_percent"/>
          <table:table-cell table:formula="=HYPERLINK(&quot;#BTC In-Out.a4:z4&quot;; 8769.00000000000)" table:style-name="acquired_lot_fiat"/>
          <table:table-cell table:formula="=HYPERLINK(&quot;#BTC In-Out.a4:z4&quot;; 79.0000000000000)" table:style-name="acquired_lot_fiat"/>
          <table:table-cell table:formula="=HYPERLINK(&quot;#BTC In-Out.a4:z4&quot;; 8769.00000000000)" table:style-name="highlighted_fiat"/>
          <table:table-cell table:formula="=HYPERLINK(&quot;#BTC In-Out.a4:z4&quot;; 11000.00000000000)" table:style-name="acquired_lot_fiat"/>
          <table:table-cell table:formula="=HYPERLINK(&quot;#BTC In-Out.a4:z4&quot;; &quot;&quot;)" table:style-name="acquired_lot_fiat"/>
          <table:table-cell table:formula="=HYPERLINK(&quot;#BTC In-Out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5:z15&quot;; &quot;2020-02-11 19:58:00+00:00&quot;)" table:style-name="taxable_event_alt_default"/>
          <table:table-cell table:formula="=HYPERLINK(&quot;#BTC In-Out.a15:z15&quot;; &quot;OUT / SELL&quot;)" table:style-name="taxable_event_alt_default"/>
          <table:table-cell table:formula="=HYPERLINK(&quot;#BTC In-Out.a15:z15&quot;; 0.21)" table:style-name="taxable_event_alt_percent"/>
          <table:table-cell table:formula="=HYPERLINK(&quot;#BTC In-Out.a15:z15&quot;; 2562.0000000000000000)" table:style-name="highlighted_fiat"/>
          <table:table-cell table:formula="=HYPERLINK(&quot;#BTC In-Out.a15:z15&quot;; 12200.00000000000)" table:style-name="taxable_event_alt_fiat"/>
          <table:table-cell table:formula="=HYPERLINK(&quot;#BTC In-Out.a15:z15&quot;; &quot;&quot;)" table:style-name="taxable_event_alt_fiat"/>
          <table:table-cell table:formula="=HYPERLINK(&quot;#BTC In-Out.a15:z15&quot;; &quot;2/2: 0.21000000 of 1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105)" table:style-name="acquired_lot_alt_percent"/>
          <table:table-cell table:formula="=HYPERLINK(&quot;#BTC In-Out.a5:z5&quot;; 2520.0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520.0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6:z6&quot;; &quot;2020-03-01 09:45:00+00:00&quot;)" table:style-name="taxable_event_default"/>
          <table:table-cell table:formula="=HYPERLINK(&quot;#BTC In-Out.a6:z6&quot;; &quot;IN / INTEREST&quot;)" table:style-name="taxable_event_default"/>
          <table:table-cell table:formula="=HYPERLINK(&quot;#BTC In-Out.a6:z6&quot;; 1)" table:style-name="taxable_event_percent"/>
          <table:table-cell table:formula="=HYPERLINK(&quot;#BTC In-Out.a6:z6&quot;; 39000.00000000000000)" table:style-name="highlighted_fiat"/>
          <table:table-cell table:formula="=HYPERLINK(&quot;#BTC In-Out.a6:z6&quot;; 13000.00000000000)" table:style-name="taxable_event_fiat"/>
          <table:table-cell table:formula="=HYPERLINK(&quot;#BTC In-Out.a6:z6&quot;; &quot;&quot;)" table:style-name="taxable_event_fiat"/>
          <table:table-cell table:formula="=HYPERLINK(&quot;#BTC In-Out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358)" table:style-name="taxable_event_alt_percent"/>
          <table:table-cell table:formula="=HYPERLINK(&quot;#BTC In-Out.a16:z16&quot;; 25418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1/3: 1.79000000 of 5.00000000 BTC&quot;)" table:style-name="taxable_event_note_default"/>
          <table:table-cell table:formula="=HYPERLINK(&quot;#BTC In-Out.a5:z5&quot;; &quot;2020-02-01 11:18:00+00:00&quot;)" table:style-name="acquired_lot_alt_default"/>
          <table:table-cell table:formula="=HYPERLINK(&quot;#BTC In-Out.a5:z5&quot;; 0.895)" table:style-name="acquired_lot_alt_percent"/>
          <table:table-cell table:formula="=HYPERLINK(&quot;#BTC In-Out.a5:z5&quot;; 21480.000000000000000)" table:style-name="acquired_lot_alt_fiat"/>
          <table:table-cell table:formula="=HYPERLINK(&quot;#BTC In-Out.a5:z5&quot;; 0.000)" table:style-name="acquired_lot_alt_fiat"/>
          <table:table-cell table:formula="=HYPERLINK(&quot;#BTC In-Out.a5:z5&quot;; 21480.000000000000000)" table:style-name="highlighted_fiat"/>
          <table:table-cell table:formula="=HYPERLINK(&quot;#BTC In-Out.a5:z5&quot;; 12000.00000000000)" table:style-name="acquired_lot_alt_fiat"/>
          <table:table-cell table:formula="=HYPERLINK(&quot;#BTC In-Out.a5:z5&quot;; &quot;&quot;)" table:style-name="acquired_lot_alt_fiat"/>
          <table:table-cell table:formula="=HYPERLINK(&quot;#BTC In-Out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6)" table:style-name="taxable_event_alt_percent"/>
          <table:table-cell table:formula="=HYPERLINK(&quot;#BTC In-Out.a16:z16&quot;; 42600.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2/3: 3.00000000 of 5.00000000 BTC&quot;)" table:style-name="taxable_event_note_default"/>
          <table:table-cell table:formula="=HYPERLINK(&quot;#BTC In-Out.a6:z6&quot;; &quot;2020-03-01 09:45:00+00:00&quot;)" table:style-name="acquired_lot_default"/>
          <table:table-cell table:formula="=HYPERLINK(&quot;#BTC In-Out.a6:z6&quot;; 1)" table:style-name="acquired_lot_percent"/>
          <table:table-cell table:formula="=HYPERLINK(&quot;#BTC In-Out.a6:z6&quot;; 39000.00000000000000)" table:style-name="acquired_lot_fiat"/>
          <table:table-cell table:formula="=HYPERLINK(&quot;#BTC In-Out.a6:z6&quot;; 0)" table:style-name="acquired_lot_fiat"/>
          <table:table-cell table:formula="=HYPERLINK(&quot;#BTC In-Out.a6:z6&quot;; 39000.00000000000000)" table:style-name="highlighted_fiat"/>
          <table:table-cell table:formula="=HYPERLINK(&quot;#BTC In-Out.a6:z6&quot;; 13000.00000000000)" table:style-name="acquired_lot_fiat"/>
          <table:table-cell table:formula="=HYPERLINK(&quot;#BTC In-Out.a6:z6&quot;; &quot;&quot;)" table:style-name="acquired_lot_fiat"/>
          <table:table-cell table:formula="=HYPERLINK(&quot;#BTC In-Out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6:z16&quot;; &quot;2020-04-11 07:10:00+00:00&quot;)" table:style-name="taxable_event_alt_default"/>
          <table:table-cell table:formula="=HYPERLINK(&quot;#BTC In-Out.a16:z16&quot;; &quot;OUT / GIFT&quot;)" table:style-name="taxable_event_alt_default"/>
          <table:table-cell table:formula="=HYPERLINK(&quot;#BTC In-Out.a16:z16&quot;; 0.042)" table:style-name="taxable_event_alt_percent"/>
          <table:table-cell table:formula="=HYPERLINK(&quot;#BTC In-Out.a16:z16&quot;; 2982.000000000000000)" table:style-name="highlighted_fiat"/>
          <table:table-cell table:formula="=HYPERLINK(&quot;#BTC In-Out.a16:z16&quot;; 14200.00000000000)" table:style-name="taxable_event_alt_fiat"/>
          <table:table-cell table:formula="=HYPERLINK(&quot;#BTC In-Out.a16:z16&quot;; &quot;&quot;)" table:style-name="taxable_event_alt_fiat"/>
          <table:table-cell table:formula="=HYPERLINK(&quot;#BTC In-Out.a16:z16&quot;; &quot;3/3: 0.21000000 of 5.00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0525)" table:style-name="acquired_lot_alt_percent"/>
          <table:table-cell table:formula="=HYPERLINK(&quot;#BTC In-Out.a7:z7&quot;; 2961.000000000000000)" table:style-name="acquired_lot_alt_fiat"/>
          <table:table-cell table:formula="=HYPERLINK(&quot;#BTC In-Out.a7:z7&quot;; 21.000000000000000)" table:style-name="acquired_lot_alt_fiat"/>
          <table:table-cell table:formula="=HYPERLINK(&quot;#BTC In-Out.a7:z7&quot;; 2961.0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0-04-12 17:50:00+00:00&quot;)" table:style-name="taxable_event_default"/>
          <table:table-cell table:formula="=HYPERLINK(&quot;#BTC In-Out.a17:z17&quot;; &quot;OUT / DONATE&quot;)" table:style-name="taxable_event_default"/>
          <table:table-cell table:formula="=HYPERLINK(&quot;#BTC In-Out.a17:z17&quot;; 1)" table:style-name="taxable_event_percent"/>
          <table:table-cell table:formula="=HYPERLINK(&quot;#BTC In-Out.a17:z17&quot;; 54197.00000000000000)" table:style-name="highlighted_fiat"/>
          <table:table-cell table:formula="=HYPERLINK(&quot;#BTC In-Out.a17:z17&quot;; 14300.00000000000)" table:style-name="taxable_event_fiat"/>
          <table:table-cell table:formula="=HYPERLINK(&quot;#BTC In-Out.a17:z17&quot;; &quot;&quot;)" table:style-name="taxable_event_fiat"/>
          <table:table-cell table:formula="=HYPERLINK(&quot;#BTC In-Out.a17:z17&quot;; &quot;1/1: 3.79000000 of 3.79000000 BTC&quot;)" table:style-name="taxable_event_note_default"/>
          <table:table-cell table:formula="=HYPERLINK(&quot;#BTC In-Out.a7:z7&quot;; &quot;2020-04-01 09:45:00+00:00&quot;)" table:style-name="acquired_lot_alt_default"/>
          <table:table-cell table:formula="=HYPERLINK(&quot;#BTC In-Out.a7:z7&quot;; 0.9475)" table:style-name="acquired_lot_alt_percent"/>
          <table:table-cell table:formula="=HYPERLINK(&quot;#BTC In-Out.a7:z7&quot;; 53439.00000000000000)" table:style-name="acquired_lot_alt_fiat"/>
          <table:table-cell table:formula="=HYPERLINK(&quot;#BTC In-Out.a7:z7&quot;; 379.000000000000000)" table:style-name="acquired_lot_alt_fiat"/>
          <table:table-cell table:formula="=HYPERLINK(&quot;#BTC In-Out.a7:z7&quot;; 53439.00000000000000)" table:style-name="highlighted_fiat"/>
          <table:table-cell table:formula="=HYPERLINK(&quot;#BTC In-Out.a7:z7&quot;; 14000.00000000000)" table:style-name="acquired_lot_alt_fiat"/>
          <table:table-cell table:formula="=HYPERLINK(&quot;#BTC In-Out.a7:z7&quot;; &quot;&quot;)" table:style-name="acquired_lot_alt_fiat"/>
          <table:table-cell table:formula="=HYPERLINK(&quot;#BTC In-Out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6:z26&quot;; &quot;2020-05-21 12:58:10+00:00&quot;)" table:style-name="taxable_event_alt_default"/>
          <table:table-cell table:formula="=HYPERLINK(&quot;#BTC In-Out.a26:z26&quot;; &quot;INTRA / MOVE&quot;)" table:style-name="taxable_event_alt_default"/>
          <table:table-cell table:formula="=HYPERLINK(&quot;#BTC In-Out.a26:z26&quot;; 1)" table:style-name="taxable_event_alt_percent"/>
          <table:table-cell table:formula="=HYPERLINK(&quot;#BTC In-Out.a26:z26&quot;; 288.0000000000000000000)" table:style-name="highlighted_fiat"/>
          <table:table-cell table:formula="=HYPERLINK(&quot;#BTC In-Out.a26:z26&quot;; 14400.00000000000)" table:style-name="taxable_event_alt_fiat"/>
          <table:table-cell table:formula="=HYPERLINK(&quot;#BTC In-Out.a26:z26&quot;; &quot;&quot;)" table:style-name="taxable_event_alt_fiat"/>
          <table:table-cell table:formula="=HYPERLINK(&quot;#BTC In-Out.a26:z26&quot;; &quot;1/1: 0.02000000 of 0.02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4)" table:style-name="acquired_lot_percent"/>
          <table:table-cell table:formula="=HYPERLINK(&quot;#BTC In-Out.a8:z8&quot;; 302.00000000000)" table:style-name="acquired_lot_fiat"/>
          <table:table-cell table:formula="=HYPERLINK(&quot;#BTC In-Out.a8:z8&quot;; 2.00000000000000)" table:style-name="acquired_lot_fiat"/>
          <table:table-cell table:formula="=HYPERLINK(&quot;#BTC In-Out.a8:z8&quot;; 302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TC In-Out.a18:z18&quot;; &quot;2021-06-11 05:31:00+00:00&quot;)" table:style-name="taxable_event_border_default"/>
          <table:table-cell table:formula="=HYPERLINK(&quot;#BTC In-Out.a18:z18&quot;; &quot;OUT / SELL&quot;)" table:style-name="taxable_event_border_default"/>
          <table:table-cell table:formula="=HYPERLINK(&quot;#BTC In-Out.a18:z18&quot;; 1)" table:style-name="taxable_event_border_percent"/>
          <table:table-cell table:formula="=HYPERLINK(&quot;#BTC In-Out.a18:z18&quot;; 40400.000000000000000)" table:style-name="highlighted_border_fiat"/>
          <table:table-cell table:formula="=HYPERLINK(&quot;#BTC In-Out.a18:z18&quot;; 20200.00000000000)" table:style-name="taxable_event_border_fiat"/>
          <table:table-cell table:formula="=HYPERLINK(&quot;#BTC In-Out.a18:z18&quot;; &quot;&quot;)" table:style-name="taxable_event_border_fiat"/>
          <table:table-cell table:formula="=HYPERLINK(&quot;#BTC In-Out.a18:z18&quot;; &quot;1/1: 2.01000000 of 2.01000000 BTC&quot;)" table:style-name="taxable_event_note_border_default"/>
          <table:table-cell table:formula="=HYPERLINK(&quot;#BTC In-Out.a8:z8&quot;; &quot;2020-05-01 14:03:00+00:00&quot;)" table:style-name="acquired_lot_border_default"/>
          <table:table-cell table:formula="=HYPERLINK(&quot;#BTC In-Out.a8:z8&quot;; 0.402)" table:style-name="acquired_lot_border_percent"/>
          <table:table-cell table:formula="=HYPERLINK(&quot;#BTC In-Out.a8:z8&quot;; 30351.00000000000)" table:style-name="acquired_lot_border_fiat"/>
          <table:table-cell table:formula="=HYPERLINK(&quot;#BTC In-Out.a8:z8&quot;; 201.00000000000000)" table:style-name="acquired_lot_border_fiat"/>
          <table:table-cell table:formula="=HYPERLINK(&quot;#BTC In-Out.a8:z8&quot;; 30351.00000000000)" table:style-name="highlighted_border_fiat"/>
          <table:table-cell table:formula="=HYPERLINK(&quot;#BTC In-Out.a8:z8&quot;; 15000.00000000000)" table:style-name="acquired_lot_border_fiat"/>
          <table:table-cell table:formula="=HYPERLINK(&quot;#BTC In-Out.a8:z8&quot;; &quot;&quot;)" table:style-name="acquired_lot_border_fiat"/>
          <table:table-cell table:formula="=HYPERLINK(&quot;#BTC In-Out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27:z27&quot;; &quot;2021-07-21 10:02:02+00:00&quot;)" table:style-name="taxable_event_alt_default"/>
          <table:table-cell table:formula="=HYPERLINK(&quot;#BTC In-Out.a27:z27&quot;; &quot;INTRA / MOVE&quot;)" table:style-name="taxable_event_alt_default"/>
          <table:table-cell table:formula="=HYPERLINK(&quot;#BTC In-Out.a27:z27&quot;; 1)" table:style-name="taxable_event_alt_percent"/>
          <table:table-cell table:formula="=HYPERLINK(&quot;#BTC In-Out.a27:z27&quot;; 856.000000000000000000)" table:style-name="highlighted_fiat"/>
          <table:table-cell table:formula="=HYPERLINK(&quot;#BTC In-Out.a27:z27&quot;; 21400.00000000000)" table:style-name="taxable_event_alt_fiat"/>
          <table:table-cell table:formula="=HYPERLINK(&quot;#BTC In-Out.a27:z27&quot;; &quot;4a5e1e4baab89f3a32518a88c31bc87f618f76673e2cc77ab2127b7afdeda33b&quot;)" table:style-name="taxable_event_alt_fiat"/>
          <table:table-cell table:formula="=HYPERLINK(&quot;#BTC In-Out.a27:z27&quot;; &quot;1/1: 0.04000000 of 0.04000000 BTC&quot;)" table:style-name="taxable_event_note_default"/>
          <table:table-cell table:formula="=HYPERLINK(&quot;#BTC In-Out.a8:z8&quot;; &quot;2020-05-01 14:03:00+00:00&quot;)" table:style-name="acquired_lot_default"/>
          <table:table-cell table:formula="=HYPERLINK(&quot;#BTC In-Out.a8:z8&quot;; 0.008)" table:style-name="acquired_lot_percent"/>
          <table:table-cell table:formula="=HYPERLINK(&quot;#BTC In-Out.a8:z8&quot;; 604.00000000000)" table:style-name="acquired_lot_fiat"/>
          <table:table-cell table:formula="=HYPERLINK(&quot;#BTC In-Out.a8:z8&quot;; 4.00000000000000)" table:style-name="acquired_lot_fiat"/>
          <table:table-cell table:formula="=HYPERLINK(&quot;#BTC In-Out.a8:z8&quot;; 604.00000000000)" table:style-name="highlighted_fiat"/>
          <table:table-cell table:formula="=HYPERLINK(&quot;#BTC In-Out.a8:z8&quot;; 15000.00000000000)" table:style-name="acquired_lot_fiat"/>
          <table:table-cell table:formula="=HYPERLINK(&quot;#BTC In-Out.a8:z8&quot;; &quot;&quot;)" table:style-name="acquired_lot_fiat"/>
          <table:table-cell table:formula="=HYPERLINK(&quot;#BTC In-Out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4P0"/>
    </number:currency-style>
    <number:currency-style style:name="N12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 style:diagonal-bl-tr="none" style:diagonal-tl-br="none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2T15:44:06.352815</dc:date>
    <meta:editing-duration>P1DT11H8M52S</meta:editing-duration>
    <meta:editing-cycles>121</meta:editing-cycles>
    <meta:generator>http://pypi.python.org/pypi/ezodf/0.1.0$Python3.10.12 (main, Nov 20 2023, 15:14:05) [GCC 11.4.0]</meta:generator>
    <meta:document-statistic meta:table-count="3" meta:cell-count="96" meta:object-count="0"/>
  </office:meta>
</office:document-meta>
</file>